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padding="0cm" fo:border-left="none" fo:border-right="none" fo:border-top="none" fo:border-bottom="0.99pt solid #000000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weight="bold" style:font-weight-asian="bold" style:font-name-complex="Arial"/>
    </style:style>
    <style:style style:name="P2" style:family="paragraph" style:parent-style-name="Standard">
      <style:paragraph-properties fo:padding="0cm" fo:border-left="none" fo:border-right="none" fo:border-top="none" fo:border-bottom="0.99pt solid #000000"/>
      <style:text-properties fo:font-weight="bold" style:font-weight-asian="bold"/>
    </style:style>
    <style:style style:name="P3" style:family="paragraph" style:parent-style-name="Standard">
      <style:paragraph-properties fo:padding="0cm" fo:border-left="none" fo:border-right="none" fo:border-top="none" fo:border-bottom="0.99pt solid #000000"/>
      <style:text-properties fo:font-weight="bold" officeooo:paragraph-rsid="00509b69" style:font-weight-asian="bold"/>
    </style:style>
    <style:style style:name="P4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normal" officeooo:rsid="00415c40" officeooo:paragraph-rsid="004c621e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5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weight="bold" officeooo:rsid="00618e96" officeooo:paragraph-rsid="00618e96" style:font-size-asian="10.5pt" style:font-weight-asian="bold" style:font-name-complex="Arial" style:font-size-complex="10.5pt" style:font-weight-complex="bold"/>
    </style:style>
    <style:style style:name="P6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officeooo:rsid="00599a68" officeooo:paragraph-rsid="00599a68" style:font-size-asian="10.5pt" style:font-name-complex="Arial" style:font-size-complex="10.5pt"/>
    </style:style>
    <style:style style:name="P7" style:family="paragraph" style:parent-style-name="Standard">
      <style:paragraph-properties fo:text-align="center" style:justify-single-word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8pt" style:font-size-asian="8pt" style:font-name-complex="Arial" style:font-size-complex="8pt"/>
    </style:style>
    <style:style style:name="P9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8pt" officeooo:paragraph-rsid="00262698" style:font-size-asian="8pt" style:font-name-complex="Arial" style:font-size-complex="8pt"/>
    </style:style>
    <style:style style:name="P10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509b69"/>
    </style:style>
    <style:style style:name="P11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599a68"/>
    </style:style>
    <style:style style:name="P12" style:family="paragraph" style:parent-style-name="Standard">
      <style:paragraph-properties fo:padding="0cm" fo:border-left="none" fo:border-right="none" fo:border-top="none" fo:border-bottom="0.99pt solid #000000"/>
    </style:style>
    <style:style style:name="P13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rsid="00618e96" officeooo:paragraph-rsid="00618e96"/>
    </style:style>
    <style:style style:name="P14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rsid="0076e9c2" officeooo:paragraph-rsid="0076e9c2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officeooo:rsid="00187c92" officeooo:paragraph-rsid="00187c92" style:font-size-asian="16pt" style:font-weight-asian="bold" style:font-size-complex="16pt"/>
    </style:style>
    <style:style style:name="P16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tyle="normal" fo:font-weight="normal" officeooo:rsid="00618e96" officeooo:paragraph-rsid="00618e96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officeooo:paragraph-rsid="0076e9c2" style:font-size-asian="10.5pt" style:font-name-complex="Arial" style:font-size-complex="10.5pt"/>
    </style:style>
    <style:style style:name="P18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officeooo:rsid="007e1068" officeooo:paragraph-rsid="007e1068" style:font-size-asian="10.5pt" style:font-name-complex="Arial" style:font-size-complex="10.5pt"/>
    </style:style>
    <style:style style:name="P19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7e1068"/>
    </style:style>
    <style:style style:name="P20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509b69"/>
    </style:style>
    <style:style style:name="P21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7e1068"/>
    </style:style>
    <style:style style:name="P22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rsid="007e1068" officeooo:paragraph-rsid="007e1068"/>
    </style:style>
    <style:style style:name="P23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rsid="007e1068" officeooo:paragraph-rsid="007e1068"/>
    </style:style>
    <style:style style:name="P24" style:family="paragraph" style:parent-style-name="Standard" style:list-style-name="L3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rsid="007e1068" officeooo:paragraph-rsid="007e1068"/>
    </style:style>
    <style:style style:name="P25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8pt" fo:font-weight="bold" officeooo:paragraph-rsid="00509b69" style:font-size-asian="8pt" style:font-weight-asian="bold" style:font-size-complex="8pt"/>
    </style:style>
    <style:style style:name="P26" style:family="paragraph" style:parent-style-name="Standard">
      <style:text-properties fo:font-size="8pt" fo:font-weight="bold" officeooo:paragraph-rsid="007e1068" style:font-size-asian="8pt" style:font-weight-asian="bold" style:font-size-complex="8pt"/>
    </style:style>
    <style:style style:name="P27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weight="bold" officeooo:rsid="007e1068" officeooo:paragraph-rsid="007e1068" style:font-weight-asian="bold" style:font-weight-complex="bold"/>
    </style:style>
    <style:style style:name="P28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weight="normal" officeooo:rsid="00618e96" officeooo:paragraph-rsid="007e1068" style:font-weight-asian="normal" style:font-weight-complex="normal"/>
    </style:style>
    <style:style style:name="P29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weight="normal" officeooo:rsid="00618e96" officeooo:paragraph-rsid="007e1068" style:font-weight-asian="normal" style:font-weight-complex="normal"/>
    </style:style>
    <style:style style:name="P30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rsid="00618e96" officeooo:paragraph-rsid="007e1068"/>
    </style:style>
    <style:style style:name="P31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rsid="005295cb" officeooo:paragraph-rsid="007e1068"/>
    </style:style>
    <style:style style:name="T1" style:family="text">
      <style:text-properties fo:font-size="10.5pt" style:font-size-asian="10.5pt" style:font-name-complex="Arial" style:font-size-complex="10.5pt"/>
    </style:style>
    <style:style style:name="T2" style:family="text">
      <style:text-properties fo:font-size="10.5pt" style:font-size-asian="10.5pt" style:font-name-complex="Arial" style:font-size-complex="10.5pt" style:font-style-complex="italic"/>
    </style:style>
    <style:style style:name="T3" style:family="text">
      <style:text-properties fo:font-size="10.5pt" officeooo:rsid="00187c92" style:font-size-asian="10.5pt" style:font-name-complex="Arial" style:font-size-complex="10.5pt" style:font-style-complex="italic"/>
    </style:style>
    <style:style style:name="T4" style:family="text">
      <style:text-properties fo:font-size="10.5pt" officeooo:rsid="00187c92" style:font-size-asian="10.5pt" style:font-name-complex="Arial" style:font-size-complex="10.5pt"/>
    </style:style>
    <style:style style:name="T5" style:family="text">
      <style:text-properties fo:font-size="10.5pt" officeooo:rsid="00190811" style:font-size-asian="10.5pt" style:font-name-complex="Arial" style:font-size-complex="10.5pt"/>
    </style:style>
    <style:style style:name="T6" style:family="text">
      <style:text-properties fo:font-size="10.5pt" officeooo:rsid="003e2964" style:font-size-asian="10.5pt" style:font-name-complex="Arial" style:font-size-complex="10.5pt"/>
    </style:style>
    <style:style style:name="T7" style:family="text">
      <style:text-properties fo:font-size="10.5pt" officeooo:rsid="00509b69" style:font-size-asian="10.5pt" style:font-name-complex="Arial" style:font-size-complex="10.5pt"/>
    </style:style>
    <style:style style:name="T8" style:family="text">
      <style:text-properties fo:font-size="10.5pt" officeooo:rsid="00618e96" style:font-size-asian="10.5pt" style:font-name-complex="Arial" style:font-size-complex="10.5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fo:font-weight="bold" style:font-size-asian="10.5pt" style:font-weight-asian="bold" style:font-name-complex="Arial" style:font-size-complex="10.5pt" style:font-style-complex="italic"/>
    </style:style>
    <style:style style:name="T11" style:family="text">
      <style:text-properties fo:font-size="10.5pt" fo:font-weight="bold" officeooo:rsid="00187c92" style:font-size-asian="10.5pt" style:font-weight-asian="bold" style:font-name-complex="Arial" style:font-size-complex="10.5pt" style:font-style-complex="italic"/>
    </style:style>
    <style:style style:name="T12" style:family="text">
      <style:text-properties fo:font-size="10.5pt" fo:font-weight="bold" officeooo:rsid="001d19ec" style:font-size-asian="10.5pt" style:font-weight-asian="bold" style:font-name-complex="Arial" style:font-size-complex="10.5pt" style:font-style-complex="italic"/>
    </style:style>
    <style:style style:name="T13" style:family="text">
      <style:text-properties fo:font-size="10.5pt" fo:font-weight="bold" officeooo:rsid="00599a68" style:font-size-asian="10.5pt" style:font-weight-asian="bold" style:font-name-complex="Arial" style:font-size-complex="10.5pt" style:font-style-complex="italic"/>
    </style:style>
    <style:style style:name="T14" style:family="text">
      <style:text-properties fo:font-size="10.5pt" fo:font-weight="bold" officeooo:rsid="005b02e7" style:font-size-asian="10.5pt" style:font-weight-asian="bold" style:font-name-complex="Arial" style:font-size-complex="10.5pt" style:font-style-complex="italic"/>
    </style:style>
    <style:style style:name="T15" style:family="text">
      <style:text-properties fo:font-size="10.5pt" fo:font-weight="bold" officeooo:rsid="007e1068" style:font-size-asian="10.5pt" style:font-weight-asian="bold" style:font-name-complex="Arial" style:font-size-complex="10.5pt" style:font-style-complex="italic"/>
    </style:style>
    <style:style style:name="T16" style:family="text">
      <style:text-properties fo:font-size="10.5pt" fo:font-style="italic" style:font-size-asian="10.5pt" style:font-style-asian="italic" style:font-name-complex="Arial" style:font-size-complex="10.5pt" style:font-style-complex="italic"/>
    </style:style>
    <style:style style:name="T17" style:family="text">
      <style:text-properties fo:font-size="10.5pt" fo:font-style="italic" officeooo:rsid="00187c92" style:font-size-asian="10.5pt" style:font-style-asian="italic" style:font-name-complex="Arial" style:font-size-complex="10.5pt" style:font-style-complex="italic"/>
    </style:style>
    <style:style style:name="T18" style:family="text">
      <style:text-properties fo:font-size="10.5pt" fo:font-style="italic" officeooo:rsid="00190811" style:font-size-asian="10.5pt" style:font-style-asian="italic" style:font-name-complex="Arial" style:font-size-complex="10.5pt" style:font-style-complex="italic"/>
    </style:style>
    <style:style style:name="T19" style:family="text">
      <style:text-properties fo:font-size="10.5pt" fo:font-style="italic" officeooo:rsid="001d19ec" style:font-size-asian="10.5pt" style:font-style-asian="italic" style:font-name-complex="Arial" style:font-size-complex="10.5pt" style:font-style-complex="italic"/>
    </style:style>
    <style:style style:name="T20" style:family="text">
      <style:text-properties fo:font-size="10.5pt" fo:font-style="italic" officeooo:rsid="007e1068" style:font-size-asian="10.5pt" style:font-style-asian="italic" style:font-name-complex="Arial" style:font-size-complex="10.5pt" style:font-style-complex="italic"/>
    </style:style>
    <style:style style:name="T21" style:family="text">
      <style:text-properties fo:font-size="10.5pt" fo:font-style="italic" fo:font-weight="bold" style:font-size-asian="10.5pt" style:font-style-asian="italic" style:font-weight-asian="bold" style:font-name-complex="Arial" style:font-size-complex="10.5pt" style:font-style-complex="italic"/>
    </style:style>
    <style:style style:name="T22" style:family="text">
      <style:text-properties fo:font-size="10.5pt" fo:font-style="italic" fo:font-weight="bold" officeooo:rsid="001d19ec" style:font-size-asian="10.5pt" style:font-style-asian="italic" style:font-weight-asian="bold" style:font-name-complex="Arial" style:font-size-complex="10.5pt" style:font-style-complex="italic"/>
    </style:style>
    <style:style style:name="T23" style:family="text">
      <style:text-properties fo:font-size="10.5pt" fo:font-style="italic" fo:font-weight="bold" officeooo:rsid="0032c793" style:font-size-asian="10.5pt" style:font-style-asian="italic" style:font-weight-asian="bold" style:font-name-complex="Arial" style:font-size-complex="10.5pt" style:font-style-complex="italic"/>
    </style:style>
    <style:style style:name="T24" style:family="text">
      <style:text-properties fo:font-size="10.5pt" fo:font-style="italic" fo:font-weight="bold" officeooo:rsid="007e1068" style:font-size-asian="10.5pt" style:font-style-asian="italic" style:font-weight-asian="bold" style:font-name-complex="Arial" style:font-size-complex="10.5pt" style:font-style-complex="italic"/>
    </style:style>
    <style:style style:name="T25" style:family="text">
      <style:text-properties fo:font-size="10.5pt" fo:font-style="italic" fo:font-weight="normal" officeooo:rsid="00187c92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6" style:family="text">
      <style:text-properties fo:font-size="10.5pt" fo:font-style="italic" fo:font-weight="normal" officeooo:rsid="0079481c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7" style:family="text">
      <style:text-properties fo:font-size="10.5pt" fo:font-style="italic" fo:font-weight="normal" officeooo:rsid="007bf72d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8" style:family="text">
      <style:text-properties fo:font-size="10.5pt" fo:font-weight="normal" style:font-size-asian="10.5pt" style:font-weight-asian="normal" style:font-name-complex="Arial" style:font-size-complex="10.5pt" style:font-style-complex="italic" style:font-weight-complex="normal"/>
    </style:style>
    <style:style style:name="T29" style:family="text">
      <style:text-properties fo:font-size="10.5pt" fo:font-weight="normal" officeooo:rsid="007e1068" style:font-size-asian="10.5pt" style:font-weight-asian="normal" style:font-name-complex="Arial" style:font-size-complex="10.5pt" style:font-style-complex="italic" style:font-weight-complex="normal"/>
    </style:style>
    <style:style style:name="T30" style:family="text">
      <style:text-properties fo:font-size="10.5pt" fo:language="en" fo:country="AU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1" style:family="text">
      <style:text-properties fo:font-size="10.5pt" fo:language="en" fo:country="AU" fo:font-style="italic" fo:font-weight="normal" officeooo:rsid="00509b69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2" style:family="text">
      <style:text-properties fo:font-size="10.5pt" fo:language="en" fo:country="AU" fo:font-style="italic" fo:font-weight="normal" officeooo:rsid="0054f707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3" style:family="text">
      <style:text-properties fo:font-size="10.5pt" fo:language="en" fo:country="AU" fo:font-style="italic" fo:font-weight="normal" officeooo:rsid="00643dd1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4" style:family="text">
      <style:text-properties fo:font-size="10.5pt" fo:language="en" fo:country="AU" fo:font-style="italic" fo:font-weight="normal" officeooo:rsid="007356d4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5" style:family="text">
      <style:text-properties fo:font-size="10.5pt" fo:language="en" fo:country="AU" fo:font-style="italic" fo:font-weight="normal" officeooo:rsid="007e1068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6" style:family="text">
      <style:text-properties fo:font-size="10.5pt" fo:language="en" fo:country="AU" fo:font-style="italic" fo:font-weight="bold" style:font-size-asian="10.5pt" style:font-style-asian="italic" style:font-weight-asian="bold" style:font-name-complex="Arial" style:font-size-complex="10.5pt" style:font-style-complex="italic" style:font-weight-complex="bold"/>
    </style:style>
    <style:style style:name="T37" style:family="text">
      <style:text-properties fo:font-size="10.5pt" fo:language="en" fo:country="AU" fo:font-style="italic" fo:font-weight="bold" officeooo:rsid="00618e96" style:font-size-asian="10.5pt" style:font-style-asian="italic" style:font-weight-asian="bold" style:font-name-complex="Arial" style:font-size-complex="10.5pt" style:font-style-complex="italic" style:font-weight-complex="bold"/>
    </style:style>
    <style:style style:name="T38" style:family="text">
      <style:text-properties fo:font-size="10.5pt" fo:language="en" fo:country="AU" fo:font-style="italic" fo:font-weight="bold" officeooo:rsid="006df573" style:font-size-asian="10.5pt" style:font-style-asian="italic" style:font-weight-asian="bold" style:font-name-complex="Arial" style:font-size-complex="10.5pt" style:font-style-complex="italic" style:font-weight-complex="bold"/>
    </style:style>
    <style:style style:name="T39" style:family="text">
      <style:text-properties fo:font-size="10.5pt" fo:language="en" fo:country="AU" fo:font-style="italic" style:font-size-asian="10.5pt" style:font-style-asian="italic" style:font-name-complex="Arial" style:font-size-complex="10.5pt" style:font-style-complex="italic"/>
    </style:style>
    <style:style style:name="T40" style:family="text">
      <style:text-properties fo:font-size="10.5pt" fo:language="en" fo:country="AU" fo:font-style="italic" officeooo:rsid="006cb4c3" style:font-size-asian="10.5pt" style:font-style-asian="italic" style:font-name-complex="Arial" style:font-size-complex="10.5pt" style:font-style-complex="italic"/>
    </style:style>
    <style:style style:name="T41" style:family="text">
      <style:text-properties fo:font-size="10.5pt" fo:language="en" fo:country="AU" fo:font-style="italic" officeooo:rsid="007356d4" style:font-size-asian="10.5pt" style:font-style-asian="italic" style:font-name-complex="Arial" style:font-size-complex="10.5pt" style:font-style-complex="italic"/>
    </style:style>
    <style:style style:name="T42" style:family="text">
      <style:text-properties fo:font-size="10.5pt" fo:language="en" fo:country="AU" fo:font-style="italic" officeooo:rsid="007e1068" style:font-size-asian="10.5pt" style:font-style-asian="italic" style:font-name-complex="Arial" style:font-size-complex="10.5pt" style:font-style-complex="italic"/>
    </style:style>
    <style:style style:name="T43" style:family="text">
      <style:text-properties fo:font-size="10.5pt" fo:language="en" fo:country="AU" fo:font-weight="normal" officeooo:rsid="00599a68" style:font-size-asian="10.5pt" style:font-weight-asian="normal" style:font-name-complex="Arial" style:font-size-complex="10.5pt" style:font-style-complex="italic" style:font-weight-complex="normal"/>
    </style:style>
    <style:style style:name="T44" style:family="text">
      <style:text-properties fo:font-size="10.5pt" fo:language="en" fo:country="AU" fo:font-weight="bold" officeooo:rsid="001d19ec" style:font-size-asian="10.5pt" style:font-weight-asian="bold" style:font-name-complex="Arial" style:font-size-complex="10.5pt" style:font-style-complex="italic"/>
    </style:style>
    <style:style style:name="T45" style:family="text">
      <style:text-properties fo:font-size="10.5pt" fo:language="en" fo:country="AU" fo:font-weight="bold" style:font-size-asian="10.5pt" style:font-weight-asian="bold" style:font-name-complex="Arial" style:font-size-complex="10.5pt" style:font-weight-complex="bold"/>
    </style:style>
    <style:style style:name="T46" style:family="text">
      <style:text-properties fo:font-size="10.5pt" fo:language="en" fo:country="AU" style:font-size-asian="10.5pt" style:font-name-complex="Arial" style:font-size-complex="10.5pt"/>
    </style:style>
    <style:style style:name="T47" style:family="text">
      <style:text-properties fo:font-size="10.5pt" fo:language="en" fo:country="AU" officeooo:rsid="0062cb85" style:font-size-asian="10.5pt" style:font-name-complex="Arial" style:font-size-complex="10.5pt"/>
    </style:style>
    <style:style style:name="T48" style:family="text">
      <style:text-properties fo:font-size="10.5pt" fo:language="en" fo:country="AU" officeooo:rsid="00643dd1" style:font-size-asian="10.5pt" style:font-name-complex="Arial" style:font-size-complex="10.5pt"/>
    </style:style>
    <style:style style:name="T49" style:family="text">
      <style:text-properties fo:font-size="10.5pt" fo:language="en" fo:country="AU" officeooo:rsid="0069d09e" style:font-size-asian="10.5pt" style:font-name-complex="Arial" style:font-size-complex="10.5pt"/>
    </style:style>
    <style:style style:name="T50" style:family="text">
      <style:text-properties fo:font-size="10.5pt" fo:language="en" fo:country="AU" officeooo:rsid="007356d4" style:font-size-asian="10.5pt" style:font-name-complex="Arial" style:font-size-complex="10.5pt"/>
    </style:style>
    <style:style style:name="T51" style:family="text">
      <style:text-properties fo:font-size="10.5pt" fo:language="en" fo:country="AU" officeooo:rsid="007e1068" style:font-size-asian="10.5pt" style:font-name-complex="Arial" style:font-size-complex="10.5pt"/>
    </style:style>
    <style:style style:name="T52" style:family="text">
      <style:text-properties fo:font-size="10.5pt" fo:language="en" fo:country="AU" fo:font-style="normal" fo:font-weight="normal" officeooo:rsid="007356d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53" style:family="text">
      <style:text-properties fo:font-size="10.5pt" fo:language="en" fo:country="AU" fo:font-style="normal" officeooo:rsid="007356d4" style:font-size-asian="10.5pt" style:font-style-asian="normal" style:font-name-complex="Arial" style:font-size-complex="10.5pt" style:font-style-complex="normal"/>
    </style:style>
    <style:style style:name="T54" style:family="text">
      <style:text-properties fo:font-size="10.5pt" fo:language="en" fo:country="AU" fo:font-style="normal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T55" style:family="text">
      <style:text-properties fo:font-size="10.5pt" fo:language="en" fo:country="AU" fo:font-style="normal" fo:font-weight="bold" officeooo:rsid="0062cb85" style:font-size-asian="10.5pt" style:font-style-asian="normal" style:font-weight-asian="bold" style:font-name-complex="Arial" style:font-size-complex="10.5pt" style:font-style-complex="normal" style:font-weight-complex="bold"/>
    </style:style>
    <style:style style:name="T56" style:family="text">
      <style:text-properties fo:font-weight="bold" style:font-weight-asian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ize="10pt" officeooo:rsid="00302d02" style:font-size-asian="10pt" style:font-size-complex="10pt"/>
    </style:style>
    <style:style style:name="T60" style:family="text">
      <style:text-properties fo:font-size="10pt" officeooo:rsid="00244d66" style:font-size-asian="10pt" style:font-size-complex="10pt"/>
    </style:style>
    <style:style style:name="T61" style:family="text">
      <style:text-properties fo:font-size="10pt" officeooo:rsid="0025720c" style:font-size-asian="10pt" style:font-size-complex="10pt"/>
    </style:style>
    <style:style style:name="T62" style:family="text">
      <style:text-properties fo:font-size="10pt" officeooo:rsid="00348b0c" style:font-size-asian="10pt" style:font-size-complex="10pt"/>
    </style:style>
    <style:style style:name="T63" style:family="text">
      <style:text-properties fo:font-size="10pt" officeooo:rsid="00435f6b" style:font-size-asian="10pt" style:font-size-complex="10pt"/>
    </style:style>
    <style:style style:name="T64" style:family="text">
      <style:text-properties fo:font-size="10pt" officeooo:rsid="00618e96" style:font-size-asian="10pt" style:font-size-complex="10pt"/>
    </style:style>
    <style:style style:name="T65" style:family="text">
      <style:text-properties fo:font-size="10pt" officeooo:rsid="007e1068" style:font-size-asian="10pt" style:font-size-complex="10pt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officeooo:rsid="0076e9c2"/>
    </style:style>
    <style:style style:name="T68" style:family="text">
      <style:text-properties officeooo:rsid="007e106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Nathan Yin</text:p>
      <text:p text:style-name="P7"><text:span text:style-name="T4">Sydney </text:span><text:span text:style-name="T8">2137</text:span><text:span text:style-name="T1"> | </text:span><text:span text:style-name="T4">0415769466</text:span><text:span text:style-name="T1"> | </text:span><text:a xlink:type="simple" xlink:href="mailto:nathanzjyin@gmail.com" text:style-name="Internet_20_link" text:visited-style-name="Visited_20_Internet_20_Link"><text:span text:style-name="T4">nathanzjyin@gmail.com</text:span></text:a><text:span text:style-name="T4"> </text:span><text:span text:style-name="T1">| </text:span><text:span text:style-name="T4">Australian Citizen</text:span><text:span text:style-name="T1"> </text:span><text:span text:style-name="T5">| <text:s/></text:span><text:a xlink:type="simple" xlink:href="https://yinnerston.github.io/" text:style-name="Internet_20_link" text:visited-style-name="Visited_20_Internet_20_Link"><text:span text:style-name="T7">https://yinnerston.github.io</text:span></text:a><text:span text:style-name="T7"> </text:span><text:span text:style-name="T5"><text:s/></text:span><text:span text:style-name="T6">| <text:s/></text:span><text:a xlink:type="simple" xlink:href="https://www.linkedin.com/in/nathanyin/" text:style-name="Internet_20_link" text:visited-style-name="Visited_20_Internet_20_Link"><text:span text:style-name="T6">https://www.linkedin.com/in/nathanyin/</text:span></text:a><text:span text:style-name="T6"> <text:s/></text:span><text:span text:style-name="T7">| </text:span><text:a xlink:type="simple" xlink:href="https://github.com/Yinnerston" text:style-name="Internet_20_link" text:visited-style-name="Visited_20_Internet_20_Link"><text:span text:style-name="T7">https://github.com/Yinnerston</text:span></text:a><text:span text:style-name="T7"> </text:span></text:p>
      <text:p text:style-name="P8"/>
      <text:p text:style-name="P1">Objective</text:p>
      <text:p text:style-name="P18">I’m a great hire because I bring a methodical set of problem-solving , documentation and communication skills to the team.</text:p>
      <text:p text:style-name="P17"><text:span text:style-name="T67">I’m </text:span><text:span text:style-name="T68">wish to open a cafe someday, so I would love to gain experience in the industry whilst finishing my part-time</text:span><text:span text:style-name="T67"> Computer Science education at UNSW. <text:s/></text:span><text:span text:style-name="T68">I am maintaining coffee documentation as I learn here: </text:span><text:a xlink:type="simple" xlink:href="https://docs.google.com/document/d/1vkIOQwns_ZIDuS50nFR01NnIWULmBt8DVZFLwiHvdIw/edit?usp=sharing" text:style-name="Internet_20_link" text:visited-style-name="Visited_20_Internet_20_Link"><text:span text:style-name="T68">https://docs.google.com/document/d/1vkIOQwns_ZIDuS50nFR01NnIWULmBt8DVZFLwiHvdIw/edit?usp=sharing</text:span></text:a><text:span text:style-name="T68"> .</text:span></text:p>
      <text:p text:style-name="P9"/>
      <text:p text:style-name="P1">Education</text:p>
      <text:p text:style-name="P14"><text:span text:style-name="T11">N</text:span><text:span text:style-name="T10">orth Sydney Boys High School | ATAR 96</text:span></text:p>
      <text:p text:style-name="P21"><text:span text:style-name="T11">Bachelor of Computer Science (Databases)</text:span><text:span text:style-name="T10"> | </text:span><text:span text:style-name="T11">University of New South Wales</text:span><text:span text:style-name="T10"><text:tab/><text:tab/><text:tab/></text:span><text:span text:style-name="T18">2020</text:span><text:span text:style-name="T16"> – </text:span><text:span text:style-name="T25">Expected Graduation </text:span><text:span text:style-name="T27">in </text:span><text:span text:style-name="T26">2024</text:span><text:span text:style-name="T17">.</text:span><text:span text:style-name="T3"> </text:span></text:p>
      <text:p text:style-name="P27"><text:span text:style-name="T3">Accreditation</text:span><text:span text:style-name="T2">:</text:span></text:p>
      <text:p text:style-name="P22"><text:span text:style-name="T10"><text:tab/>SITXFSA005 </text:span><text:span text:style-name="T28">Use hygenic practices for food safety</text:span><text:span text:style-name="T10"> </text:span></text:p>
      <text:p text:style-name="P22"><text:span text:style-name="T10"><text:tab/>SITHFAB025 </text:span><text:span text:style-name="T28">Prepare and serve espresso coffee</text:span></text:p>
      <text:p text:style-name="P21"><text:span text:style-name="T15"><text:tab/>WWCC – </text:span><text:span text:style-name="T29">Working With Children Check</text:span></text:p>
      <text:p text:style-name="P12"><text:span text:style-name="T56">Projects</text:span><text:span text:style-name="T31"> </text:span><text:span text:style-name="T37"><text:s/></text:span></text:p>
      <text:p text:style-name="P13"><text:span text:style-name="T36">Teaser: </text:span><text:span text:style-name="T38">Reverse Engineered Tiktok</text:span><text:span text:style-name="T36"><text:tab/><text:tab/></text:span><text:span text:style-name="T33">February 2023-</text:span><text:span text:style-name="T35">July 2023</text:span></text:p>
      <text:p text:style-name="P28"><text:span text:style-name="T40">I reverse engineered</text:span><text:span text:style-name="T39"> Tiktok using React Native and Django </text:span><text:span text:style-name="T40">as a solo developer</text:span><text:span text:style-name="T39">. </text:span><text:span text:style-name="T41">I worked full-time on this startup whilst attending university.</text:span><text:span text:style-name="T39"> <text:s text:c="2"/></text:span></text:p>
      <text:list xml:id="list2723361539" text:style-name="L1">
        <text:list-item>
          <text:p text:style-name="P23"><text:span text:style-name="T46">I interviewed dozens of people to try to identify their business needs and learnt valuable skills for how to talk to strangers who are both busy and hate being sold things! </text:span></text:p>
        </text:list-item>
        <text:list-item>
          <text:p text:style-name="P23"><text:span text:style-name="T46">Reverse engineering software requires a keen attention to detail and strong task-prioritisation skills to deliver on tight deadlines. These skills translate well to food service and working in high intensity environments.</text:span></text:p>
        </text:list-item>
        <text:list-item>
          <text:p text:style-name="P23"><text:span text:style-name="T46">I learnt many technologies like Django Ninja and React Native from scratch. I hope this shows my capability to pick up new skills quickly and efficiently then deliver on quality product.</text:span></text:p>
        </text:list-item>
        <text:list-item>
          <text:p text:style-name="P30"><text:span text:style-name="T51">Official Website: </text:span><text:a xlink:type="simple" xlink:href="https://teasernsfw.com/" text:style-name="Internet_20_link" text:visited-style-name="Visited_20_Internet_20_Link"><text:span text:style-name="T50">https://teasernsfw.com</text:span></text:a></text:p>
        </text:list-item>
        <text:list-item>
          <text:p text:style-name="P29"><text:span text:style-name="T42">Github Page with Documentation: </text:span><text:a xlink:type="simple" xlink:href="https://github.com/Yinnerston/Teaser" text:style-name="Internet_20_link" text:visited-style-name="Visited_20_Internet_20_Link"><text:span text:style-name="T41">https://github.com/Yinnerston/Teaser</text:span></text:a></text:p>
        </text:list-item>
        <text:list-item>
          <text:p text:style-name="P19"><text:span text:style-name="T53">Android Play Store Link: </text:span><text:a xlink:type="simple" xlink:href="https://play.google.com/store/apps/details?id=com.yinnerston.teaser&amp;pli=1" text:style-name="Internet_20_link" text:visited-style-name="Visited_20_Internet_20_Link">https://play.google.com/store/apps/details?id=com.yinnerston.teaser&amp;pli=1</text:a><text:span text:style-name="T53"> </text:span><text:span text:style-name="T52"><text:s/></text:span></text:p>
        </text:list-item>
        <text:list-item>
          <text:p text:style-name="P16"><text:span text:style-name="T45">Related Skills</text:span><text:span text:style-name="T46">: Javascript, Python, React Native (Expo, React Query, Jotai), Django </text:span><text:span text:style-name="T48">(Django Ninja, </text:span><text:span text:style-name="T49">Swagger</text:span><text:span text:style-name="T48">)</text:span><text:span text:style-name="T46">, PostgreSQL, Docker, Prometheus, Grafana, Redis, Nginx, </text:span><text:span text:style-name="T50">Local deployments on Ubuntu</text:span><text:span text:style-name="T46"> Mermaid, </text:span><text:span text:style-name="T47">FFMPEG</text:span></text:p>
        </text:list-item>
      </text:list>
      <text:p text:style-name="P22"><text:a xlink:type="simple" xlink:href="https://funnyneco.com/cafe" text:style-name="Internet_20_link" text:visited-style-name="Visited_20_Internet_20_Link"><text:span text:style-name="T54">https://</text:span><text:span text:style-name="T55">f</text:span><text:span text:style-name="T54">unnyneco.com/cafe</text:span></text:a><text:span text:style-name="T54"> </text:span><text:span text:style-name="T37"><text:tab/><text:tab/></text:span><text:span text:style-name="T30">July 2023</text:span></text:p>
      <text:p text:style-name="P22"><text:span text:style-name="T30">Here’s a WIP website I’m working on showing the kind of cafe I’d like to open someday.</text:span></text:p>
      <text:p text:style-name="P31"><text:span text:style-name="T30">Check out my </text:span><text:a xlink:type="simple" xlink:href="https://github.com/Yinnerston" text:style-name="Internet_20_link" text:visited-style-name="Visited_20_Internet_20_Link"><text:span text:style-name="T9">Github</text:span></text:a><text:span text:style-name="T30"> for some other projects like </text:span><text:a xlink:type="simple" xlink:href="https://github.com/Yinnerston/memefeed" text:style-name="Internet_20_link" text:visited-style-name="Visited_20_Internet_20_Link"><text:span text:style-name="T35">Reddit Memefeed</text:span></text:a><text:span text:style-name="T34">, </text:span><text:span text:style-name="T30"><text:s/></text:span><text:a xlink:type="simple" xlink:href="https://github.com/Yinnerston/Stream-Data-Processing" text:style-name="Internet_20_link" text:visited-style-name="Visited_20_Internet_20_Link"><text:span text:style-name="T9">Stream Data Processing</text:span></text:a><text:span text:style-name="T32">. </text:span></text:p>
      <text:p text:style-name="P31"><text:span text:style-name="T35">All my projects demonstrate strong written communication skills through my commitment towards documentation.</text:span></text:p>
      <text:p text:style-name="P4"/>
      <text:p text:style-name="P3">Experience</text:p>
      <text:p text:style-name="P21"><text:span text:style-name="T24">McDonalds Waitara</text:span><text:span text:style-name="T16"><text:tab/><text:tab/></text:span><text:span text:style-name="T19">Casual </text:span><text:span text:style-name="T20">2019</text:span></text:p>
      <text:p text:style-name="P21"><text:span text:style-name="T24">Daytime Crew-member and Waiter</text:span><text:span text:style-name="T10"><text:tab/><text:tab/></text:span></text:p>
      <text:p text:style-name="P21"><text:span text:style-name="T65">I worked as a casual wait staff and fry cook at McDonalds during highschool</text:span><text:span text:style-name="T58">.</text:span></text:p>
      <text:list xml:id="list4028363062" text:style-name="L3">
        <text:list-item>
          <text:p text:style-name="P24"><text:span text:style-name="T58">As a waiter, I had regular customers whom I remembered through my shifts.</text:span></text:p>
        </text:list-item>
        <text:list-item>
          <text:p text:style-name="P24"><text:span text:style-name="T58">I had a great working relationship with my coworkers and I brought a positive energy to my work.</text:span></text:p>
        </text:list-item>
      </text:list>
      <text:p text:style-name="P26"><text:span text:style-name="T12"/></text:p>
      <text:p text:style-name="P10"><text:span text:style-name="T12">University of Western Australia</text:span><text:span text:style-name="T10"> | </text:span><text:span text:style-name="T12">Online</text:span><text:span text:style-name="T16"><text:tab/><text:tab/></text:span><text:span text:style-name="T19">Casual 2020-2022</text:span></text:p>
      <text:p text:style-name="P10"><text:span text:style-name="T21">Research Assistant / </text:span><text:span text:style-name="T23">University of Western Australia</text:span><text:span text:style-name="T22"> Law School</text:span><text:span text:style-name="T10"><text:tab/><text:tab/></text:span></text:p>
      <text:p text:style-name="P10"><text:span text:style-name="T59">Modeled data for seminar</text:span><text:span text:style-name="T60"> </text:span><text:span text:style-name="T61">slides</text:span><text:span text:style-name="T60"> using </text:span><text:span text:style-name="T64">the</text:span><text:span text:style-name="T60"> </text:span><text:span text:style-name="T59">Microsoft </text:span><text:span text:style-name="T62">Office Suite </text:span><text:span text:style-name="T63">for Professor Rick Krever and Peter Mellor</text:span><text:span text:style-name="T58">.</text:span></text:p>
      <text:p text:style-name="P25"><text:span text:style-name="T20"/></text:p>
      <text:p text:style-name="P2">Activities</text:p>
      <text:p text:style-name="P11"><text:a xlink:type="simple" xlink:href="https://yessoku.xyz/" text:style-name="Internet_20_link" text:visited-style-name="Visited_20_Internet_20_Link"><text:span text:style-name="T13">Yessoku Band</text:span></text:a><text:span text:style-name="T10"> </text:span><text:span text:style-name="T14">2023 </text:span><text:span text:style-name="T10">| </text:span><text:span text:style-name="T12">Sydney</text:span><text:span text:style-name="T44">. </text:span><text:span text:style-name="T43">Lead Guitarist and vocalist.</text:span></text:p>
      <text:p text:style-name="P5"><text:a xlink:type="simple" xlink:href="https://github.com/Dammshine/BSAI-hackerathon" text:style-name="Internet_20_link" text:visited-style-name="Visited_20_Internet_20_Link">DSAi Hackathon 2023</text:a> | Sydney, UTS Startups. <text:span text:style-name="T66">Team project using LlamaIndex and scraped tweets + HTML to make ChatGPT embeddings to predict BHP stock price sentiment.</text:span></text:p>
      <text:p text:style-name="P6"><text:a xlink:type="simple" xlink:href="https://github.com/tunedin-ctrl/Hackathon22" text:style-name="Internet_20_link" text:visited-style-name="Visited_20_Internet_20_Link"><text:span text:style-name="T57">UNSW CSE Hackathon 2022</text:span></text:a><text:span text:style-name="T57"> | Sydney, UNSW.</text:span><text:span text:style-name="T66"> Team project using Docker, React, and Google API calls to create a chrome extension that displays related search terms to highlighted tex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>
      <style:text-properties style:use-window-font-color="true" loext:opacity="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CE UPCP Resume Template </dc:title>
    <meta:initial-creator>Anna Holcomb and Christina Bourgeois </meta:initial-creator>
    <meta:editing-cycles>60</meta:editing-cycles>
    <meta:print-date>2019-09-03T17:29:00</meta:print-date>
    <meta:creation-date>2019-09-03T17:29:00</meta:creation-date>
    <dc:date>2023-07-23T19:48:13.661000000</dc:date>
    <meta:editing-duration>P1DT3H20M13S</meta:editing-duration>
    <meta:generator>LibreOffice/7.4.3.2$Windows_X86_64 LibreOffice_project/1048a8393ae2eeec98dff31b5c133c5f1d08b890</meta:generator>
    <meta:document-statistic meta:table-count="0" meta:image-count="0" meta:object-count="0" meta:page-count="1" meta:paragraph-count="39" meta:word-count="490" meta:character-count="3423" meta:non-whitespace-character-count="2947"/>
    <meta:user-defined meta:name="AppVersion">16.0000</meta:user-defined>
    <meta:user-defined meta:name="Company">ECE Undergraduate Professional Communication Program</meta:user-defined>
    <meta:template xlink:type="simple" xlink:actuate="onRequest" xlink:title="Normal.dotm" xlink:href=""/>
  </office:meta>
</office:document-meta>
</file>